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ST-A" table:style-name="ta1">
        <table:shapes>
          <draw:frame draw:z-index="0" draw:style-name="gr1" draw:text-style-name="P1" svg:width="26.003cm" svg:height="14.626cm" svg:x="8.999cm" svg:y="0.952cm">
            <draw:object draw:notify-on-update-of-ranges="'DUST-A'.A1:'DUST-A'.A1 'DUST-A'.A2:'DUST-A'.A357 'DUST-A'.B1:'DUST-A'.B1 'DUST-A'.B2:'DUST-A'.B357 'DUST-A'.C1:'DUST-A'.C1 'DUST-A'.C2:'DUST-A'.C357 'DUST-A'.D1:'DUST-A'.D1 'DUST-A'.D2:'DUST-A'.D3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Περιοχή 1</text:p>
          </table:table-cell>
          <table:table-cell office:value-type="string" calcext:value-type="string">
            <text:p>Περιοχή 2</text:p>
          </table:table-cell>
          <table:table-cell office:value-type="string" calcext:value-type="string">
            <text:p>Περιοχή 3</text:p>
          </table:table-cell>
          <table:table-cell office:value-type="string" calcext:value-type="string">
            <text:p>Περιοχή 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48.91" calcext:value-type="float">
            <text:p>48,91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27.42" calcext:value-type="float">
            <text:p>27,42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38.16" calcext:value-type="float">
            <text:p>38,16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3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3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27.42" calcext:value-type="float">
            <text:p>27,42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27.42" calcext:value-type="float">
            <text:p>27,42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3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27.42" calcext:value-type="float">
            <text:p>27,42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2"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3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table:number-columns-repeated="4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  <table:table-cell office:value-type="float" office:value="16.68" calcext:value-type="float">
            <text:p>16,68</text:p>
          </table:table-cell>
          <table:table-cell office:value-type="float" office:value="5.94" calcext:value-type="float">
            <text:p>5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0:20:37.485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7T20:25:01.735000000</dc:date>
    <meta:editing-duration>PT12M17S</meta:editing-duration>
    <meta:editing-cycles>2</meta:editing-cycles>
    <meta:generator>LibreOffice/6.4.4.2$Windows_X86_64 LibreOffice_project/3d775be2011f3886db32dfd395a6a6d1ca2630ff</meta:generator>
    <meta:document-statistic meta:table-count="1" meta:cell-count="142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04cm" svg:height="14.627cm" xlink:href=".." xlink:type="simple" chart:class="chart:line" chart:style-name="ch1">
        <chart:title svg:x="11.516cm" svg:y="0.428cm" chart:style-name="ch2">
          <text:p>Μόρια σκόνης</text:p>
        </chart:title>
        <chart:legend chart:legend-position="end" svg:x="23.152cm" svg:y="6.267cm" style:legend-expansion="high" chart:style-name="ch3"/>
        <chart:plot-area chart:style-name="ch4" table:cell-range-address="'DUST-A'.A1:'DUST-A'.D357" chart:data-source-has-labels="row" svg:x="0.52cm" svg:y="1.499cm" svg:width="22.112cm" svg:height="12.836cm">
          <chartooo:coordinate-region svg:x="1.141cm" svg:y="1.62cm" svg:width="21.491cm" svg:height="11.71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UST-A'.A2:'DUST-A'.A357" chart:label-cell-address="'DUST-A'.A1:'DUST-A'.A1" chart:class="chart:line">
            <chart:data-point chart:repeated="356"/>
          </chart:series>
          <chart:series chart:style-name="ch8" chart:values-cell-range-address="'DUST-A'.B2:'DUST-A'.B357" chart:label-cell-address="'DUST-A'.B1:'DUST-A'.B1" chart:class="chart:line">
            <chart:data-point chart:repeated="356"/>
          </chart:series>
          <chart:series chart:style-name="ch9" chart:values-cell-range-address="'DUST-A'.C2:'DUST-A'.C357" chart:label-cell-address="'DUST-A'.C1:'DUST-A'.C1" chart:class="chart:line">
            <chart:data-point chart:repeated="356"/>
          </chart:series>
          <chart:series chart:style-name="ch10" chart:values-cell-range-address="'DUST-A'.D2:'DUST-A'.D357" chart:label-cell-address="'DUST-A'.D1:'DUST-A'.D1" chart:class="chart:line">
            <chart:data-point chart:repeated="3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εριοχή 1</text:p>
                <draw:g>
                  <svg:desc>'DUST-A'.A1:'DUST-A'.A1</svg:desc>
                </draw:g>
              </table:table-cell>
              <table:table-cell office:value-type="string">
                <text:p>Περιοχή 2</text:p>
                <draw:g>
                  <svg:desc>'DUST-A'.B1:'DUST-A'.B1</svg:desc>
                </draw:g>
              </table:table-cell>
              <table:table-cell office:value-type="string">
                <text:p>Περιοχή 3</text:p>
                <draw:g>
                  <svg:desc>'DUST-A'.C1:'DUST-A'.C1</svg:desc>
                </draw:g>
              </table:table-cell>
              <table:table-cell office:value-type="string">
                <text:p>Περιοχή 4</text:p>
                <draw:g>
                  <svg:desc>'DUST-A'.D1:'DUST-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8">
                <text:p>16.68</text:p>
                <draw:g>
                  <svg:desc>'DUST-A'.A2:'DUST-A'.A357</svg:desc>
                </draw:g>
              </table:table-cell>
              <table:table-cell office:value-type="float" office:value="5.94">
                <text:p>5.94</text:p>
                <draw:g>
                  <svg:desc>'DUST-A'.B2:'DUST-A'.B357</svg:desc>
                </draw:g>
              </table:table-cell>
              <table:table-cell office:value-type="float" office:value="5.94">
                <text:p>5.94</text:p>
                <draw:g>
                  <svg:desc>'DUST-A'.C2:'DUST-A'.C357</svg:desc>
                </draw:g>
              </table:table-cell>
              <table:table-cell office:value-type="float" office:value="5.94">
                <text:p>5.94</text:p>
                <draw:g>
                  <svg:desc>'DUST-A'.D2:'DUST-A'.D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48.91">
                <text:p>48.91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27.42">
                <text:p>27.42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16">
                <text:p>38.1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42">
                <text:p>27.4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42">
                <text:p>27.42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68">
                <text:p>16.68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27.42">
                <text:p>27.4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  <table:table-cell office:value-type="float" office:value="16.68">
                <text:p>16.68</text:p>
              </table:table-cell>
              <table:table-cell office:value-type="float" office:value="5.94">
                <text:p>5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